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1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89cm" svg:x="1cm" svg:y="10.238cm" presentation:class="title" presentation:user-transformed="true">
          <draw:text-box>
            <text:p><text:span text:style-name="T1">JavaScript</text:span>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31"/>JavaScript Functions</text:p>
          </draw:text-box>
        </draw:frame>
        <draw:frame presentation:style-name="pr5" draw:layer="layout" svg:width="25.984cm" svg:height="14cm" svg:x="1.016cm" svg:y="5.05cm" presentation:class="outline" presentation:user-transformed="true">
          <draw:text-box>
            <text:list text:style-name="L2">
              <text:list-item>
                <text:p>A JavaScript function is a block of code designed to perform a particular task. It <text:s/>is executed when "something" invokes it (calls it).</text:p>
              </text:list-item>
              <text:list-item>
                <text:p><text:span text:style-name="T2">Syntax:</text:span></text:p>
                <text:p>function name(parameter1, parameter2, parameter3) { <text:s text:c="3"/></text:p>
                <text:p>code to be executed</text:p>
                <text:p>}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ample:</text:p>
                <text:p>var x = product(4, 3); <text:s text:c="7"/>// 12</text:p>
                <text:p>function product(a, b) {</text:p>
                <text:p><text:s text:c="4"/>return a * b; <text:s text:c="15"/>// returns the product <text:s/>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40"/><text:span text:style-name="T3">Scop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ocal Scope</text:p>
                <text:p>function myFunction() {</text:p>
                <text:p><text:s text:c="4"/>var carName = "Volvo";</text:p>
                <text:p>}</text:p>
              </text:list-item>
              <text:list-item>
                <text:p>Global scope</text:p>
                <text:p>var carName = "Volvo";</text:p>
                <text:p>function myFunction() {</text:p>
                <text:p>}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5"/><text:span text:style-name="T3">Automatically Global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f you assign a value to a variable that has not been declared, it will automatically become a GLOBAL variable.</text:p>
              </text:list-item>
              <text:list-item>
                <text:p>myFunction();</text:p>
                <text:p>// code here can use carName </text:p>
                <text:p>function myFunction() {</text:p>
                <text:p><text:s text:c="4"/>carName = "Volvo"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5"/><text:span text:style-name="T3">JavaScript Strings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A JavaScript string simply stores a series of characters .</text:span></text:p>
              </text:list-item>
              <text:list-item>
                <text:p><text:span text:style-name="T4">A string can be any text inside quotes. You can use single or double quotes:</text:span></text:p>
                <text:p><text:span text:style-name="T4">var name= “abc”;</text:span></text:p>
                <text:p><text:span text:style-name="T4">var name= ‘abc’;</text:span></text:p>
                <text:p><text:span text:style-name="T4">var answer = "He is called 'Johnny'";// “He is called 'Johnny'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ing length</text:p>
                <text:p>var txt = "ABCDEFGHIJKLMNOPQRSTUVWXYZ";</text:p>
                <text:p>var sln = txt.length; //26</text:p>
              </text:list-item>
              <text:list-item>
                <text:p>String as objects</text:p>
                <text:p>var x = "John";//typeof <text:s/>x will return string</text:p>
                <text:p>var y = new String("John");//typeof <text:s/>y will return object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8"/><text:span text:style-name="T3">String Method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dexOf():returns the index of first occurrence of substring in a string.</text:p>
                <text:p>var str = "Please locate where 'locate' occurs!";</text:p>
                <text:p>var pos = str.indexOf("locate");//7</text:p>
              </text:list-item>
              <text:list-item>
                <text:p>lastIndexOf():returns the index of last occurrence of substring in a string.</text:p>
                <text:p>var pos1=str.lastIndexOf(“locate”);//2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lice():The slice() method extracts a section of a string and returns it as a new string.</text:p>
              </text:list-item>
              <text:list-item>
                <text:p>slice(start,end)</text:p>
                <text:p>var str = "Apple, Banana, Kiwi";</text:p>
                <text:p>var res = str.slice(7, 13);// “Banana”</text:p>
                <text:p>var res = str.slice(-12, -6);// “Banana”</text:p>
                <text:p>var res = str.slice(7);// “Banana, Kiwi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place(): replaces a specified value with another value in a string.</text:p>
                <text:p>str = "Please visit Microsoft!";</text:p>
                <text:p>var n = str.replace("Microsoft", "Google");//"Please visit Google!"</text:p>
              </text:list-item>
              <text:list-item>
                <text:p>toUpperCase()</text:p>
                <text:p>var text1 = "Hello World!"; <text:s text:c="6"/></text:p>
                <text:p>var text2 = text1.toUpperCase(); // “HELLO WORLD”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LowerCase()</text:p>
                <text:p>var text1 = "Hello World!"; <text:s text:c="3"/></text:p>
                <text:p>var text2 = text1.toLowerCase(); <text:s/>// “hello world!”</text:p>
              </text:list-item>
              <text:list-item>
                <text:p>concat(): joins two or more strings.</text:p>
                <text:p>var text1 = "Hello";</text:p>
                <text:p>var text2 = "World!";</text:p>
                <text:p>var text3 = text1.concat(" ", text2);// “Hello World!”</text:p>
                <text:p>"Hello" + " " + "World!"//concate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arAt():The charAt() method returns the character at a specified index (position) in a string.</text:p>
                <text:p>var str = "HELLO WORLD";</text:p>
                <text:p>str.charAt(0); <text:s text:c="3"/>// returns H</text:p>
              </text:list-item>
              <text:list-item>
                <text:p>split():Converts a string into an array</text:p>
                <text:p>var txt = "a,b,c,d,e"; <text:s text:c="2"/></text:p>
              </text:list-item>
              <text:list-item>
                <text:p>var array=txt.split(","); <text:s/>//["a", "b", "c", "d", "e", "f"]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28"/><text:span text:style-name="T3">JavaScript Array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rrays are used to store a list of values.</text:p>
              </text:list-item>
              <text:list-item>
                <text:p>Creating an Array:</text:p>
                <text:p>var cars = ["Saab", "Volvo", "BMW"];</text:p>
                <text:p>var cars = new Array("Saab", "Volvo", "BMW");</text:p>
              </text:list-item>
              <text:list-item>
                <text:p>Accessing elements: by index number starting from 0</text:p>
                <text:p>var name=cars[0];// “Saab”</text:p>
              </text:list-item>
              <text:list-item>
                <text:p>cars.length; // 3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 text:c="33"/><text:span text:style-name="T3">Array Method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ush(): adds an element at the end of an array</text:p>
                <text:p>var fruits = ["Banana", "Orange", "Apple", "Mango"];</text:p>
              </text:list-item>
              <text:list-item>
                <text:p>fruits.push("Lemon"); <text:s/>//adds “Lemon to the last”</text:p>
                <text:p>fruits; // ["Banana", "Orange", "Apple", "Mango", "Lemon"]</text:p>
              </text:list-item>
              <text:list-item>
                <text:p>pop():Returns the last element of the array.</text:p>
                <text:p>fruits.pop(); // “Lemo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oin(): The join() method joins all elements of an array <text:s/>into a string.</text:p>
                <text:p>var a = ['Wind', 'Rain', 'Fire'];</text:p>
                <text:p>a.join(); <text:s text:c="3"/>// 'Wind,Rain,Fire'</text:p>
                <text:p>a.join('-'); // 'Wind-Rain-Fire'</text:p>
              </text:list-item>
              <text:list-item>
                <text:p>shift():The shift() method removes the first array element and "shifts" all other elements to a lower index.</text:p>
                <text:p>var fruits = ["Banana", "Orange", "Apple", "Mango"];</text:p>
                <text:p>fruits.shift(); // returns “Banana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shift() : The unshift() method adds a new element at the beginning and returns new array length.</text:p>
                <text:p>var fruits = ["Banana", "Orange", "Apple", "Mango"];</text:p>
                <text:p>fruits.unshift("Lemon"); <text:s text:c="3"/>// Returns 5</text:p>
              </text:list-item>
              <text:list-item>
                <text:p>splice():Used to add new elements to an array.</text:p>
                <text:p>var fruits = ["Banana", "Orange", "Apple", "Mango"];</text:p>
                <text:p>fruits.splice(2, 0, "Lemon", "Kiwi"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lice(): The slice() method extracts a part of an array.</text:p>
                <text:p>var fruits = ["Banana", "Orange", "Lemon", "Apple", "Mango"];</text:p>
                <text:p>var citrus = fruits.slice(1); // ["Orange", "Lemon", "Apple", "Mango"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verse(): The reverse() method reverses the elements in an array.</text:p>
                <text:p>var fruits = ["Banana", "Orange", "Lemon", "Apple", "Mango"];</text:p>
                <text:p>fruits.reverse(); // fruits -["Mango", "Apple", "Lemon", "Orange", "Banana"]</text:p>
              </text:list-item>
              <text:list-item>
                <text:p>sort():It sorts an array alphabetically</text:p>
                <text:p>var fruits = ["Banana", "Orange", "Apple", "Mango"];</text:p>
                <text:p>fruits.sort(); <text:s/>//["Apple", "Banana", "Mango", "Orange"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umeric sort</text:p>
              </text:list-item>
              <text:list-item>
                <text:p>In ascending order</text:p>
                <text:p>var points = [40, 100, 1, 5, 25, 10];</text:p>
                <text:p>points.sort(function(a, b){return a – b}); //[1, 5, 10, 25, 40, 100]</text:p>
              </text:list-item>
              <text:list-item>
                <text:p>In descending order</text:p>
                <text:p>points.sort(function(a, b){return b-a}); <text:s/>//[100,40,25,10,5,1]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7" draw:text-style-name="P5" draw:layer="layout" svg:width="13cm" svg:height="6cm" svg:x="7.5cm" svg:y="7.5cm" presentation:class="title">
          <draw:text-box>
            <text:p><text:span text:style-name="T5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1:44:33.870000000</meta:creation-date>
    <meta:editing-duration>PT15M</meta:editing-duration>
    <meta:editing-cycles>6</meta:editing-cycles>
    <meta:generator>LibreOffice/5.3.4.2$Windows_X86_64 LibreOffice_project/f82d347ccc0be322489bf7da61d7e4ad13fe2ff3</meta:generator>
    <dc:date>2017-10-03T21:41:17.535000000</dc:date>
    <meta:document-statistic meta:object-count="12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